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69cm"/>
    </style:style>
    <style:style style:name="co2" style:family="table-column">
      <style:table-column-properties fo:break-before="auto" style:column-width="16.399cm"/>
    </style:style>
    <style:style style:name="co3" style:family="table-column">
      <style:table-column-properties fo:break-before="auto" style:column-width="17.009cm"/>
    </style:style>
    <style:style style:name="co4" style:family="table-column">
      <style:table-column-properties fo:break-before="auto" style:column-width="39.903cm"/>
    </style:style>
    <style:style style:name="co5" style:family="table-column">
      <style:table-column-properties fo:break-before="auto" style:column-width="31.385cm"/>
    </style:style>
    <style:style style:name="co6" style:family="table-column">
      <style:table-column-properties fo:break-before="auto" style:column-width="2.267cm"/>
    </style:style>
    <style:style style:name="ro1" style:family="table-row">
      <style:table-row-properties style:row-height="0.5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3pt" style:font-size-asian="13pt" style:font-size-complex="13pt"/>
    </style:style>
    <style:style style:name="ce2" style:family="table-cell" style:parent-style-name="Default">
      <style:table-cell-properties style:text-align-source="fix" style:repeat-content="false"/>
      <style:paragraph-properties fo:text-align="center" fo:margin-left="0cm"/>
      <style:text-properties fo:color="#000000" style:font-name="Segoe UI" fo:font-size="13pt" fo:language="none" fo:country="none" style:font-name-asian="Segoe UI" style:font-size-asian="13pt" style:language-asian="none" style:country-asian="none" style:font-name-complex="Segoe UI" style:font-size-complex="13pt" style:language-complex="none" style:country-complex="none"/>
    </style:style>
  </office:automatic-styles>
  <office:body>
    <office:spreadsheet>
      <table:table table:name="Hoja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office:value-type="string">
            <text:p>PROYECTO</text:p>
          </table:table-cell>
          <table:table-cell table:style-name="ce2" office:value-type="string">
            <text:p>INTERFAZ QUE EXTIENDE A JPAREPOSITORY O A CRUDREPOSITORY</text:p>
          </table:table-cell>
          <table:table-cell office:value-type="string">
            <text:p>INTERFAZ DE SERVICIO</text:p>
          </table:table-cell>
          <table:table-cell office:value-type="string">
            <text:p>CLASE DE SERVICIO QUE IMPLEMENTA INTERFAZ DE SERVICIO</text:p>
          </table:table-cell>
          <table:table-cell office:value-type="string">
            <text:p>CONTROLADOR</text:p>
          </table:table-cell>
          <table:table-cell table:number-columns-repeated="1019"/>
        </table:table-row>
        <table:table-row table:style-name="ro1">
          <table:table-cell office:value-type="string">
            <text:p>COURSES</text:p>
          </table:table-cell>
          <table:table-cell office:value-type="string">
            <text:p>Existe y esta vacía</text:p>
          </table:table-cell>
          <table:table-cell office:value-type="string">
            <text:p>Existe y contiene expresamente seis métodos a ser sobrescritos</text:p>
          </table:table-cell>
          <table:table-cell office:value-type="string">
            <text:p>Existe. Sobrescribe los métodos de la interfaz de servicio ocupando inyeccion por dependencia de la interfaz que extiende a JpaRepository o CrudRepository</text:p>
          </table:table-cell>
          <table:table-cell office:value-type="string">
            <text:p>Inyeccion por dependencia de la interfaz de servicio y uso de esta com metodos de la clase de servicio</text:p>
          </table:table-cell>
          <table:table-cell table:number-columns-repeated="1019"/>
        </table:table-row>
        <table:table-row table:style-name="ro1">
          <table:table-cell office:value-type="string">
            <text:p>CRUDBACK</text:p>
          </table:table-cell>
          <table:table-cell office:value-type="string">
            <text:p>Existe y contiene expresamente dos métodos a ser sobrescritos</text:p>
          </table:table-cell>
          <table:table-cell office:value-type="string">
            <text:p>No tiene!</text:p>
          </table:table-cell>
          <table:table-cell office:value-type="string">
            <text:p>Existe. No sobrescribe métodos de la interfaz de servicio (ya que no existe), sino que sobrescribe los dos métodos de la interfaz que extiende JpaRepository mediante inyeccion por dependencia de esta misma interfaz. Además sobrescribe cuatro métodos que no están explicitos em ninguna parte, por lo que al parecer estos métodos estarían implicitos em la interfaz q extiende a JpaRepository</text:p>
          </table:table-cell>
          <table:table-cell office:value-type="string">
            <text:p>Inyeccion por dependencia de la clase de servicio (no de la interfaz de servicio, que no existe) y uso de sus métodos</text:p>
          </table:table-cell>
          <table:table-cell table:number-columns-repeated="1019"/>
        </table:table-row>
        <table:table-row table:style-name="ro1">
          <table:table-cell office:value-type="string">
            <text:p>CURSO-KUBERNATES</text:p>
          </table:table-cell>
          <table:table-cell office:value-type="string">
            <text:p>Existe y esta vacía</text:p>
          </table:table-cell>
          <table:table-cell office:value-type="string">
            <text:p>Existe y contiene expresamente cuatro métodos a ser sobrescritos</text:p>
          </table:table-cell>
          <table:table-cell office:value-type="string">
            <text:p>Existe. Sobrescribe los métodos de la interfaz de servicio ocupando inyeccion por dependencia de la interfaz que extiende a JpaRepository o CrudRepository</text:p>
          </table:table-cell>
          <table:table-cell office:value-type="string">
            <text:p>Inyeccion por dependencia de la interfaz de servicio y uso de esta com metodos de la clase de servicio</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Hoja2" table:style-name="ta1" table:print="false">
        <table:table-column table:style-name="co6" table:default-cell-style-name="Default"/>
        <table:table-row table:style-name="ro2">
          <table:table-cell/>
        </table:table-row>
      </table:table>
      <table:table table:name="Hoja3" table:style-name="ta1" table:print="false">
        <table:table-column table:style-name="co6"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18">18/08/2022</text:date>, <text:time>18:13:1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Diaz</meta:initial-creator>
    <meta:creation-date>2022-08-18T17:32:11.64</meta:creation-date>
    <dc:date>2022-08-18T18:13:10.63</dc:date>
    <dc:creator>Andres Diaz</dc:creator>
    <meta:editing-duration>PT10M6S</meta:editing-duration>
    <meta:editing-cycles>1</meta:editing-cycles>
    <meta:document-statistic meta:table-count="3" meta:cell-count="20" meta:object-count="0"/>
    <meta:generator>OpenOffice/4.1.7$Win32 OpenOffice.org_project/417m1$Build-9800</meta:generator>
  </office:meta>
</office:document-meta>
</file>